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5.242cm" table:align="margins"/>
    </style:style>
    <style:style style:name="Tabelle1.A" style:family="table-column">
      <style:table-column-properties style:column-width="5.08cm" style:rel-column-width="21845*"/>
    </style:style>
    <style:style style:name="Tabelle1.A1" style:family="table-cell">
      <style:table-cell-properties style:writing-mode="page"/>
    </style:style>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officeooo:rsid="002a3373" officeooo:paragraph-rsid="008f4dab"/>
    </style:style>
    <style:style style:name="P3" style:family="paragraph" style:parent-style-name="Standard">
      <style:text-properties fo:font-size="16pt" fo:font-weight="bold" officeooo:rsid="0063e36a" officeooo:paragraph-rsid="0063e36a" style:font-weight-asian="bold" style:font-weight-complex="bold"/>
    </style:style>
    <style:style style:name="P4"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5"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6" style:family="paragraph" style:parent-style-name="Standard">
      <style:paragraph-properties fo:break-before="page"/>
      <style:text-properties fo:font-size="16pt" fo:font-weight="bold" officeooo:rsid="00ae1203" officeooo:paragraph-rsid="00ae1203" style:font-weight-asian="bold" style:font-weight-complex="bold"/>
    </style:style>
    <style:style style:name="P7" style:family="paragraph" style:parent-style-name="Standard">
      <style:paragraph-properties fo:break-before="page"/>
      <style:text-properties fo:font-size="16pt" fo:font-weight="bold" officeooo:rsid="00bec3df" officeooo:paragraph-rsid="00bec3df" style:font-weight-asian="bold" style:font-weight-complex="bold"/>
    </style:style>
    <style:style style:name="P8" style:family="paragraph" style:parent-style-name="Standard">
      <style:text-properties fo:font-size="16pt" officeooo:rsid="0058ef4f" officeooo:paragraph-rsid="0058ef4f"/>
    </style:style>
    <style:style style:name="P9" style:family="paragraph" style:parent-style-name="Standard">
      <style:text-properties fo:font-size="16pt" officeooo:rsid="005acf8c" officeooo:paragraph-rsid="005acf8c"/>
    </style:style>
    <style:style style:name="P10" style:family="paragraph" style:parent-style-name="Standard">
      <style:text-properties fo:font-size="16pt" officeooo:rsid="005b81f9" officeooo:paragraph-rsid="005b81f9"/>
    </style:style>
    <style:style style:name="P11" style:family="paragraph" style:parent-style-name="Standard">
      <style:text-properties fo:font-size="16pt" officeooo:rsid="0065c661" officeooo:paragraph-rsid="0065c661"/>
    </style:style>
    <style:style style:name="P12" style:family="paragraph" style:parent-style-name="Standard">
      <style:text-properties fo:font-size="16pt" officeooo:rsid="00673e19" officeooo:paragraph-rsid="00673e19"/>
    </style:style>
    <style:style style:name="P13" style:family="paragraph" style:parent-style-name="Standard">
      <style:text-properties fo:font-size="16pt" officeooo:rsid="0067daaf" officeooo:paragraph-rsid="0067daaf"/>
    </style:style>
    <style:style style:name="P14" style:family="paragraph" style:parent-style-name="Standard">
      <style:text-properties fo:font-size="16pt" officeooo:rsid="0069486d" officeooo:paragraph-rsid="0069486d"/>
    </style:style>
    <style:style style:name="P15" style:family="paragraph" style:parent-style-name="Standard">
      <style:paragraph-properties fo:break-before="page"/>
      <style:text-properties fo:font-size="16pt" officeooo:rsid="002ea60d" officeooo:paragraph-rsid="0058ef4f"/>
    </style:style>
    <style:style style:name="P16" style:family="paragraph" style:parent-style-name="Standard">
      <style:text-properties fo:font-size="16pt" officeooo:rsid="006ec697" officeooo:paragraph-rsid="006ec697"/>
    </style:style>
    <style:style style:name="P17" style:family="paragraph" style:parent-style-name="Standard">
      <style:text-properties fo:font-size="16pt" officeooo:rsid="006f420e" officeooo:paragraph-rsid="006f420e"/>
    </style:style>
    <style:style style:name="P18" style:family="paragraph" style:parent-style-name="Standard">
      <style:text-properties fo:font-size="16pt" officeooo:rsid="00713b17" officeooo:paragraph-rsid="00713b17"/>
    </style:style>
    <style:style style:name="P19" style:family="paragraph" style:parent-style-name="Standard">
      <style:text-properties fo:font-size="16pt" officeooo:rsid="0074865b" officeooo:paragraph-rsid="0074865b"/>
    </style:style>
    <style:style style:name="P20" style:family="paragraph" style:parent-style-name="Standard">
      <style:text-properties fo:font-size="16pt" officeooo:rsid="0078ec18" officeooo:paragraph-rsid="0078ec18"/>
    </style:style>
    <style:style style:name="P21" style:family="paragraph" style:parent-style-name="Standard">
      <style:text-properties fo:font-size="16pt" officeooo:rsid="007af95c" officeooo:paragraph-rsid="007af95c"/>
    </style:style>
    <style:style style:name="P22" style:family="paragraph" style:parent-style-name="Standard">
      <style:text-properties fo:font-size="16pt" officeooo:rsid="00899600" officeooo:paragraph-rsid="00899600"/>
    </style:style>
    <style:style style:name="P23" style:family="paragraph" style:parent-style-name="Standard">
      <style:text-properties fo:font-size="16pt" officeooo:rsid="008b20c6" officeooo:paragraph-rsid="008b20c6"/>
    </style:style>
    <style:style style:name="P24" style:family="paragraph" style:parent-style-name="Standard">
      <style:text-properties fo:font-size="16pt" officeooo:rsid="008f4dab" officeooo:paragraph-rsid="008f4dab"/>
    </style:style>
    <style:style style:name="P25" style:family="paragraph" style:parent-style-name="Standard">
      <style:text-properties fo:font-size="16pt" officeooo:rsid="009c2c29" officeooo:paragraph-rsid="009c2c29"/>
    </style:style>
    <style:style style:name="P26" style:family="paragraph" style:parent-style-name="Standard">
      <style:text-properties fo:font-size="16pt" officeooo:rsid="009e704e" officeooo:paragraph-rsid="009e704e"/>
    </style:style>
    <style:style style:name="P27" style:family="paragraph" style:parent-style-name="Standard">
      <style:text-properties fo:font-size="16pt" officeooo:rsid="009ef77f" officeooo:paragraph-rsid="009ef77f"/>
    </style:style>
    <style:style style:name="P28" style:family="paragraph" style:parent-style-name="Standard">
      <style:text-properties fo:font-size="16pt" officeooo:rsid="00a0a2f6" officeooo:paragraph-rsid="00a0a2f6"/>
    </style:style>
    <style:style style:name="P29" style:family="paragraph" style:parent-style-name="Standard">
      <style:text-properties fo:font-size="16pt" officeooo:rsid="00a1b8ee" officeooo:paragraph-rsid="00a1b8ee"/>
    </style:style>
    <style:style style:name="P30" style:family="paragraph" style:parent-style-name="Standard">
      <style:text-properties fo:font-size="16pt" officeooo:rsid="00ae1203" officeooo:paragraph-rsid="00ae1203"/>
    </style:style>
    <style:style style:name="P31" style:family="paragraph" style:parent-style-name="Standard">
      <style:text-properties fo:font-size="16pt" officeooo:rsid="00ae55ae" officeooo:paragraph-rsid="00ae55ae"/>
    </style:style>
    <style:style style:name="P32" style:family="paragraph" style:parent-style-name="Standard" style:list-style-name="List_20_1">
      <style:text-properties fo:font-size="16pt" officeooo:rsid="00ae55ae" officeooo:paragraph-rsid="00ae55ae"/>
    </style:style>
    <style:style style:name="P33" style:family="paragraph" style:parent-style-name="Standard" style:list-style-name="List_20_1">
      <style:text-properties fo:font-size="16pt" officeooo:rsid="00af655e" officeooo:paragraph-rsid="00af655e"/>
    </style:style>
    <style:style style:name="P34" style:family="paragraph" style:parent-style-name="Standard">
      <style:text-properties fo:font-size="16pt" officeooo:rsid="00b25d2b" officeooo:paragraph-rsid="00b25d2b"/>
    </style:style>
    <style:style style:name="P35" style:family="paragraph" style:parent-style-name="Standard">
      <style:text-properties fo:font-size="16pt" officeooo:rsid="00b287b8" officeooo:paragraph-rsid="00b287b8"/>
    </style:style>
    <style:style style:name="P36" style:family="paragraph" style:parent-style-name="Standard">
      <style:text-properties fo:font-size="16pt" officeooo:rsid="00b4dca7" officeooo:paragraph-rsid="00b4dca7"/>
    </style:style>
    <style:style style:name="P37" style:family="paragraph" style:parent-style-name="Standard">
      <style:text-properties fo:font-size="16pt" officeooo:rsid="00b826e1" officeooo:paragraph-rsid="00b826e1"/>
    </style:style>
    <style:style style:name="P38" style:family="paragraph" style:parent-style-name="Standard">
      <style:text-properties fo:font-size="16pt" officeooo:rsid="00b99f0e" officeooo:paragraph-rsid="00b826e1"/>
    </style:style>
    <style:style style:name="P39" style:family="paragraph" style:parent-style-name="Standard">
      <style:paragraph-properties fo:break-before="page"/>
      <style:text-properties fo:font-size="16pt" officeooo:rsid="00be99e6" officeooo:paragraph-rsid="00be99e6"/>
    </style:style>
    <style:style style:name="P40" style:family="paragraph" style:parent-style-name="Standard">
      <style:text-properties fo:font-size="16pt" officeooo:rsid="00be99e6" officeooo:paragraph-rsid="00be99e6"/>
    </style:style>
    <style:style style:name="P41" style:family="paragraph" style:parent-style-name="Standard">
      <style:text-properties fo:font-size="16pt" officeooo:rsid="00bec3df" officeooo:paragraph-rsid="00bec3df"/>
    </style:style>
    <style:style style:name="P42" style:family="paragraph" style:parent-style-name="Standard">
      <style:text-properties fo:font-size="16pt" officeooo:rsid="0035a66e" officeooo:paragraph-rsid="00c43259"/>
    </style:style>
    <style:style style:name="P43" style:family="paragraph" style:parent-style-name="Standard">
      <style:text-properties fo:font-size="16pt" officeooo:rsid="005810d7" officeooo:paragraph-rsid="00c43259"/>
    </style:style>
    <style:style style:name="P44" style:family="paragraph" style:parent-style-name="Standard">
      <style:text-properties fo:font-size="16pt" officeooo:rsid="00523374" officeooo:paragraph-rsid="00c43259"/>
    </style:style>
    <style:style style:name="P45" style:family="paragraph" style:parent-style-name="Standard">
      <style:text-properties fo:font-size="16pt" officeooo:rsid="00535fd4" officeooo:paragraph-rsid="00c43259"/>
    </style:style>
    <style:style style:name="P46" style:family="paragraph" style:parent-style-name="Standard">
      <style:text-properties fo:font-size="16pt" officeooo:rsid="00545f07" officeooo:paragraph-rsid="00c43259"/>
    </style:style>
    <style:style style:name="P47" style:family="paragraph" style:parent-style-name="Standard">
      <style:text-properties fo:font-size="16pt" officeooo:rsid="0055a203" officeooo:paragraph-rsid="00c43259"/>
    </style:style>
    <style:style style:name="P48" style:family="paragraph" style:parent-style-name="Standard">
      <style:text-properties fo:font-size="16pt" officeooo:rsid="00ce046d" officeooo:paragraph-rsid="00ce046d"/>
    </style:style>
    <style:style style:name="P49" style:family="paragraph" style:parent-style-name="Standard">
      <style:text-properties fo:font-size="16pt" officeooo:rsid="00d22faf" officeooo:paragraph-rsid="00d22faf"/>
    </style:style>
    <style:style style:name="P50" style:family="paragraph" style:parent-style-name="Standard">
      <style:text-properties fo:font-size="16pt" officeooo:rsid="00d4663d" officeooo:paragraph-rsid="00d4663d"/>
    </style:style>
    <style:style style:name="P51" style:family="paragraph" style:parent-style-name="Standard">
      <style:text-properties fo:font-size="16pt" officeooo:rsid="00d7b09b" officeooo:paragraph-rsid="00d7b09b"/>
    </style:style>
    <style:style style:name="P52" style:family="paragraph" style:parent-style-name="Standard">
      <style:text-properties fo:font-size="16pt" officeooo:rsid="00e42303" officeooo:paragraph-rsid="00e42303"/>
    </style:style>
    <style:style style:name="P53" style:family="paragraph" style:parent-style-name="Standard" style:list-style-name="List_20_1">
      <style:text-properties fo:font-size="16pt" officeooo:rsid="00e42303" officeooo:paragraph-rsid="00e42303"/>
    </style:style>
    <style:style style:name="P54" style:family="paragraph" style:parent-style-name="Standard">
      <style:text-properties fo:font-size="16pt" officeooo:rsid="00e77f2e" officeooo:paragraph-rsid="00e77f2e"/>
    </style:style>
    <style:style style:name="P55" style:family="paragraph" style:parent-style-name="Table_20_Contents">
      <style:text-properties fo:font-size="16pt"/>
    </style:style>
    <style:style style:name="P56" style:family="paragraph" style:parent-style-name="Table_20_Contents">
      <style:text-properties fo:font-size="16pt" officeooo:rsid="00b9eb32" officeooo:paragraph-rsid="00b9eb32"/>
    </style:style>
    <style:style style:name="P57" style:family="paragraph" style:parent-style-name="Table_20_Contents">
      <style:text-properties fo:font-size="16pt" fo:font-weight="bold" officeooo:rsid="00b9eb32" officeooo:paragraph-rsid="00b9eb32" style:font-weight-asian="bold" style:font-weight-complex="bold"/>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545f07"/>
    </style:style>
    <style:style style:name="T5" style:family="text">
      <style:text-properties officeooo:rsid="005cd278"/>
    </style:style>
    <style:style style:name="T6" style:family="text">
      <style:text-properties officeooo:rsid="00609d1d"/>
    </style:style>
    <style:style style:name="T7" style:family="text">
      <style:text-properties officeooo:rsid="006228d2"/>
    </style:style>
    <style:style style:name="T8" style:family="text">
      <style:text-properties officeooo:rsid="00698a8d"/>
    </style:style>
    <style:style style:name="T9" style:family="text">
      <style:text-properties officeooo:rsid="0069d290"/>
    </style:style>
    <style:style style:name="T10" style:family="text">
      <style:text-properties officeooo:rsid="006c6133"/>
    </style:style>
    <style:style style:name="T11" style:family="text">
      <style:text-properties fo:font-weight="bold" style:font-weight-asian="bold" style:font-weight-complex="bold"/>
    </style:style>
    <style:style style:name="T12" style:family="text">
      <style:text-properties officeooo:rsid="006f53de"/>
    </style:style>
    <style:style style:name="T13" style:family="text">
      <style:text-properties officeooo:rsid="007179b3"/>
    </style:style>
    <style:style style:name="T14" style:family="text">
      <style:text-properties officeooo:rsid="00730581"/>
    </style:style>
    <style:style style:name="T15" style:family="text">
      <style:text-properties officeooo:rsid="007387ea"/>
    </style:style>
    <style:style style:name="T16" style:family="text">
      <style:text-properties officeooo:rsid="00751d0b"/>
    </style:style>
    <style:style style:name="T17" style:family="text">
      <style:text-properties officeooo:rsid="0077bbe1"/>
    </style:style>
    <style:style style:name="T18" style:family="text">
      <style:text-properties officeooo:rsid="007b95d0"/>
    </style:style>
    <style:style style:name="T19" style:family="text">
      <style:text-properties officeooo:rsid="007ecbac"/>
    </style:style>
    <style:style style:name="T20" style:family="text">
      <style:text-properties officeooo:rsid="007fce76"/>
    </style:style>
    <style:style style:name="T21" style:family="text">
      <style:text-properties officeooo:rsid="00805c1b"/>
    </style:style>
    <style:style style:name="T22" style:family="text">
      <style:text-properties officeooo:rsid="00808f51"/>
    </style:style>
    <style:style style:name="T23" style:family="text">
      <style:text-properties officeooo:rsid="0081ccc0"/>
    </style:style>
    <style:style style:name="T24" style:family="text">
      <style:text-properties officeooo:rsid="0083c70f"/>
    </style:style>
    <style:style style:name="T25" style:family="text">
      <style:text-properties officeooo:rsid="00857bbb"/>
    </style:style>
    <style:style style:name="T26" style:family="text">
      <style:text-properties officeooo:rsid="0086d718"/>
    </style:style>
    <style:style style:name="T27" style:family="text">
      <style:text-properties officeooo:rsid="008bfe89"/>
    </style:style>
    <style:style style:name="T28" style:family="text">
      <style:text-properties officeooo:rsid="008c5d0a"/>
    </style:style>
    <style:style style:name="T29" style:family="text">
      <style:text-properties officeooo:rsid="008dcfc8"/>
    </style:style>
    <style:style style:name="T30" style:family="text">
      <style:text-properties officeooo:rsid="008ecee5"/>
    </style:style>
    <style:style style:name="T31" style:family="text">
      <style:text-properties officeooo:rsid="0090d0e1"/>
    </style:style>
    <style:style style:name="T32" style:family="text">
      <style:text-properties officeooo:rsid="0092e7d0"/>
    </style:style>
    <style:style style:name="T33" style:family="text">
      <style:text-properties officeooo:rsid="00938596"/>
    </style:style>
    <style:style style:name="T34" style:family="text">
      <style:text-properties officeooo:rsid="00945bcc"/>
    </style:style>
    <style:style style:name="T35" style:family="text">
      <style:text-properties officeooo:rsid="00951bf8"/>
    </style:style>
    <style:style style:name="T36" style:family="text">
      <style:text-properties officeooo:rsid="009892d1"/>
    </style:style>
    <style:style style:name="T37" style:family="text">
      <style:text-properties officeooo:rsid="009ca7d6"/>
    </style:style>
    <style:style style:name="T38" style:family="text">
      <style:text-properties officeooo:rsid="00a0a2f6"/>
    </style:style>
    <style:style style:name="T39" style:family="text">
      <style:text-properties officeooo:rsid="00a373e3"/>
    </style:style>
    <style:style style:name="T40" style:family="text">
      <style:text-properties officeooo:rsid="00a4417e"/>
    </style:style>
    <style:style style:name="T41" style:family="text">
      <style:text-properties officeooo:rsid="00a5584f"/>
    </style:style>
    <style:style style:name="T42" style:family="text">
      <style:text-properties officeooo:rsid="00a60786"/>
    </style:style>
    <style:style style:name="T43" style:family="text">
      <style:text-properties officeooo:rsid="00a7f2c8"/>
    </style:style>
    <style:style style:name="T44" style:family="text">
      <style:text-properties officeooo:rsid="00a96496"/>
    </style:style>
    <style:style style:name="T45" style:family="text">
      <style:text-properties officeooo:rsid="00aa5195"/>
    </style:style>
    <style:style style:name="T46" style:family="text">
      <style:text-properties officeooo:rsid="00af655e"/>
    </style:style>
    <style:style style:name="T47" style:family="text">
      <style:text-properties officeooo:rsid="00b47def"/>
    </style:style>
    <style:style style:name="T48" style:family="text">
      <style:text-properties officeooo:rsid="00b568f2"/>
    </style:style>
    <style:style style:name="T49" style:family="text">
      <style:text-properties officeooo:rsid="00b6fece"/>
    </style:style>
    <style:style style:name="T50" style:family="text">
      <style:text-properties officeooo:rsid="00d303cb"/>
    </style:style>
    <style:style style:name="T51" style:family="text">
      <style:text-properties officeooo:rsid="00d50bf8"/>
    </style:style>
    <style:style style:name="T52" style:family="text">
      <style:text-properties officeooo:rsid="00d62444"/>
    </style:style>
    <style:style style:name="T53" style:family="text">
      <style:text-properties officeooo:rsid="00d7ef3b"/>
    </style:style>
    <style:style style:name="T54" style:family="text">
      <style:text-properties officeooo:rsid="00db0648"/>
    </style:style>
    <style:style style:name="T55" style:family="text">
      <style:text-properties officeooo:rsid="00dd9ba7"/>
    </style:style>
    <style:style style:name="T56" style:family="text">
      <style:text-properties officeooo:rsid="00df3c89"/>
    </style:style>
    <style:style style:name="T57" style:family="text">
      <style:text-properties officeooo:rsid="00e12860"/>
    </style:style>
    <style:style style:name="T58" style:family="text">
      <style:text-properties officeooo:rsid="00e27134"/>
    </style:style>
    <style:style style:name="T59" style:family="text">
      <style:text-properties officeooo:rsid="00e2fa77"/>
    </style:style>
    <style:style style:name="T60" style:family="text">
      <style:text-properties officeooo:rsid="00e77f2e"/>
    </style:style>
    <style:style style:name="T61" style:family="text">
      <style:text-properties officeooo:rsid="00e8b952"/>
    </style:style>
    <style:style style:name="T62" style:family="text">
      <style:text-properties fo:font-style="italic" officeooo:rsid="00e8b952" style:font-style-asian="italic" style:font-style-complex="italic"/>
    </style:style>
    <style:style style:name="T63" style:family="text">
      <style:text-properties officeooo:rsid="00e92ceb"/>
    </style:style>
    <style:style style:name="T64" style:family="text">
      <style:text-properties officeooo:rsid="00ea2064"/>
    </style:style>
    <style:style style:name="T65" style:family="text">
      <style:text-properties officeooo:rsid="00ea4355"/>
    </style:style>
    <style:style style:name="T66" style:family="text">
      <style:text-properties officeooo:rsid="00ea8d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lassifikation der Wirklichkeit</text:p>
      <text:p text:style-name="P9"/>
      <text:p text:style-name="P9"><text:span text:style-name="T7">I</text:span>m Versuch, die Wirklichkeit zu klassifizieren, kommt die D-Ebene natürlich vor.</text:p>
      <text:p text:style-name="P9"/>
      <text:p text:style-name="P10">Diese Ebene wird oft mit Tieren in Verbindung gebracht, oder mit dem Raum, der Verantwortung, dem „Herz“, dem Dao, <text:span text:style-name="T5">dem Herzschlag, der Musik oder </text:span><text:span text:style-name="T6">der sozialen Ordnung</text:span><text:span text:style-name="T5">.</text:span></text:p>
      <text:p text:style-name="P8"/>
      <text:p text:style-name="P11">Desweiteren kommt die T-Ebene öfters vor. Diese Ebene wird häufig mit abstraktem Denken, Zeichnungen, Visionen, Mathematik oder Computerprogrammen in Verbindung gebracht.</text:p>
      <text:p text:style-name="P11"/>
      <text:p text:style-name="P12">Dieser Artikel versucht, diesen Dingen weiter auf den Grund zu gehen, indem der Vergleich zu den Maschinen hergestellt wird.</text:p>
      <text:p text:style-name="P13">Maschinen sind zuerst einmal nur ein Stück Metall, aber durch die menschliche Vorstellungskraft wird dieses Metall so geformt, dass es bestimmten Ideen entspricht. Und dadurch entsprechen diese Maschinen dann selbst den jeweiligen Ebenen.</text:p>
      <text:p text:style-name="P13"/>
      <text:p text:style-name="P14">Natürlich ist diese Entsprechung nicht perfekt. Zum Beispiel gibt es deutliche Unterschiede zwischen der Verantwortung, die ein Mensch trägt, und der Verantwortung, die eine Maschine trägt. Maschinen haben häufig kein pulsierendes Herz, <text:span text:style-name="T8">das im Sekundenschlag aktiv ist. </text:span><text:span text:style-name="T9">Stattdessen haben sie einen Zentralcomputer, der die Bewegung steuert. Jedoch gibt es auch wesentliche Gemeinsamkeiten. So befindet sich auch im Computer ein Chip (ein Steuerzentrum), das für die Bewegung verantwortlich ist. </text:span><text:span text:style-name="T10">In diesem Artikel sollen die Gemeinsamkeiten zwischen Mensch und Maschine nachgezeichnet werden, damit man deutlicher sieht, wie ein Mensch durch eine Maschine ersetzt werden kann.</text:span></text:p>
      <text:p text:style-name="P8"/>
      <text:p text:style-name="P15"><text:span text:style-name="T11">Klassifikation der Maschinen</text:span></text:p>
      <text:p text:style-name="P1"/>
      <text:p text:style-name="P16">In diesem Artikel geht es darum, die Wesensbeschaffenheit der Maschinen weiter zu untersuchen. Es soll eine Übersicht erstellt werden, welche wesentlichen Eigenschaften es bei den Maschinen gibt.</text:p>
      <text:p text:style-name="P16"/>
      <text:p text:style-name="P17">Dazu fangen wir zuerst mit den elektronischen Maschinen an. Es ist nämlich so, dass die Maschinen, die eine elektronische Steuerung besitzen, bei weitem bedeutender sind als die, die das nicht haben. <text:span text:style-name="T12">Darum bezeichnen manche Menschen überhaupt genau das, was eine elektronische Steuerung besitzt, als „Maschine“.</text:span></text:p>
      <text:p text:style-name="P17"/>
      <text:p text:style-name="P18">Wir wollen hier diese Definition annehmen. Es zeigt sich, dass wenn eine Maschine eine elektronische Steuerung hat, diese meist eine einzige Einheit ist, die halbwegs in der Mitte der Maschine befind<text:span text:style-name="T13">end</text:span> ist. <text:span text:style-name="T14">Somit liegt es nahe, dieser Steuereinheit eine besondere Bedeutung zuzuweisen. Man nennt diese Steuereinheit die „CPU“. </text:span><text:span text:style-name="T15">Das Wort ist vom italienischen „capo“ („Kapitän“) abgeleitet. Es bedeutet so was wie „Chef“.</text:span></text:p>
      <text:p text:style-name="P1"/>
      <text:p text:style-name="P19">Diese CPU hat zwei Aufgaben: die Verwaltung der Hardware (D-Ebene) und die Verwaltung von Informationen (T-Ebene). <text:span text:style-name="T16">Somit ist die CPU das D-T-Element in der Maschine, ähnlich wie das Nervengeflecht zwischen Stammhirn </text:span><text:span text:style-name="T17">(T-Ebene)</text:span><text:span text:style-name="T16"> und Brustbein </text:span><text:span text:style-name="T17">(D-Ebene) </text:span><text:span text:style-name="T16">beim Menschen.</text:span></text:p>
      <text:p text:style-name="P1"/>
      <text:p text:style-name="P20">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1"/>
      <text:p text:style-name="P4">Das Dharma</text:p>
      <text:p text:style-name="P21"/>
      <text:p text:style-name="P21">Das „Dharma“ beschreibt <text:span text:style-name="T18">das Zusammenspiel zwischen Zentralcomputer und Hardware, wie etwa Elektromotor oder Umwelt. </text:span><text:span text:style-name="T19">Diese Beziehung wird in den Verordnungen de</text:span><text:span text:style-name="T26">s</text:span><text:span text:style-name="T19"> Dharma geregelt. </text:span><text:span text:style-name="T20">Das Dharma ist die fernöstliche Art, mit Verantwortung umzugehen. </text:span><text:span text:style-name="T21">Es besteht aus zwei oder drei konzentrischen Kreisen, die </text:span><text:span text:style-name="T22">zwiebelartig ineinander</text:span><text:span text:style-name="T21"> geleg</text:span><text:span text:style-name="T22">en</text:span><text:span text:style-name="T21"> sind. </text:span><text:span text:style-name="T23">Die äußerste Schicht ist die Umwelt (M-Ebene), und sie ist nach außen unbeschränkt. Die mittlere Schicht ist die Arbeit (R-Ebene), und die innerste Schicht ist der Zentralcomputer (D-Ebene). </text:span><text:span text:style-name="T24">Daraus ergibt sich, von innen nach außen, ein </text:span><text:span text:style-name="T25">z</text:span><text:span text:style-name="T24">wiebelartiger Aufbau (D-R-M, „Dharma“).</text:span></text:p>
      <text:p text:style-name="P21"/>
      <text:p text:style-name="P23">Das Dharma-System besitzt gewisse (<text:span text:style-name="T27">bedeutungsvolle</text:span>) Variablen. Das können je nach System unterschiedliche sein. Zum Beispiel könnten in einer Familie, <text:span text:style-name="T27">die vom Fischfang lebt, die Anzahl Fische im hauseigenen Speicher und die Anzahl Feuerholzscheite die </text:span><text:span text:style-name="T28">bedeutenden</text:span><text:span text:style-name="T27"> Variablen sein.</text:span></text:p>
      <text:p text:style-name="P22">Der Zentralcomputer („D“) gibt <text:span text:style-name="T29">für jede bedeutende Variable einen „Wert“ vor, den diese Variable haben muss. </text:span><text:span text:style-name="T30">In unserem Beispiel könnte das etwa sein: Anzahl Fische muss mindestens fünf sein, und Anzahl Feuerholzscheite muss mindestens fünfzehn sein.</text:span></text:p>
      <text:p text:style-name="P22"/>
      <text:p text:style-name="P24">Wenn diese Vorgaben verletzt werden, etwa indem die Fische aufgezehrt werden, oder indem die Feuerholzscheite verbrannt werden, dann beginnt die Arbeit („R“) aktiv zu werden. <text:span text:style-name="T31">Sie kümmert sich darum, dass das System wieder in Ordnung gebracht wird, also dass die Variablen wieder einen ordentlichen Wert </text:span><text:span text:style-name="T32">haben. </text:span><text:span text:style-name="T33">Das könnte in unserem Beispiel geschehen, indem Fische aus dem Meer gefangen werden, oder indem ein Baum gefällt wird. </text:span><text:span text:style-name="T34">Dadurch wird der „ordentliche“ Zustand des Systems wiederhergestellt. </text:span><text:span text:style-name="T35">Schlussendlich muss die Arbeit dazu mit der Umwelt wechselwirken, weshalb auch die Umwelt zum System des Dharma gezählt wird.</text:span></text:p>
      <text:p text:style-name="P24"/>
      <text:p text:style-name="P5">Zen</text:p>
      <text:p text:style-name="P2"/>
      <text:p text:style-name="P2"><text:span text:style-name="T36">Wesentlich komplizierter als das Dharma ist die Beschäftigung mit dem Zen.</text:span></text:p>
      <text:p text:style-name="P2"/>
      <text:p text:style-name="P25">Das Zen ist die Beschäftigung mit der geistigen, nicht-physischen Welt. <text:span text:style-name="T37">Es ist also die Beschäftigung mit Information. In der Sprache der Informatik würde man sagen: Es ist die Beschäftigung mit Software.</text:span></text:p>
      <text:p text:style-name="P25"/>
      <text:p text:style-name="P26">Man könnte sagen, Zen beschäftigt sich vor allem mit zwei Dinge: jeglicher Art von Programmcode, und dem „Netzwerk“.</text:p>
      <text:p text:style-name="P26"/>
      <text:p text:style-name="P27">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38">Insofern ist Zen die „Kunst des Träumens“.</text:span></text:p>
      <text:p text:style-name="P28"/>
      <text:p text:style-name="P29">Da das Zen nicht wirklich direkt mit der physischen Umwelt durch Arbeit wechselwirkt, ist es vergleichbar mit dem „Server“-Betrieb in der Informatik. <text:span text:style-name="T39">Server stehen häufig in du</text:span><text:span text:style-name="T40">nklen Räumen und sind nur durch das Internet mit der äußeren Welt verbunden. </text:span><text:span text:style-name="T41">Insofern unterscheidet sich auch der Aufbau einer Server-Maschine sehr deutlich von der Maschine in einem dharmischen System. </text:span><text:span text:style-name="T42">Denn während die Dharma-Maschine direkt durch Arbeit mit ihrer physischen Umwelt wechselwirkt, ist das bei der Server-Maschine nicht der Fall. Insofern wäre es auch unsinnig, wenn die Server-Maschine ausgeprägte Elektromotoren hätte, </text:span><text:span text:style-name="T43">da sie diese nicht braucht. </text:span><text:span text:style-name="T44">Dagegen ist jedoch der Netzwerk-Anschluss relativ wichtig. </text:span><text:span text:style-name="T45">Dazu kommen noch weitere Unterschiede zwischen dharmischen Maschinen („DRM“) und Server-Maschinen („ZN“), die im weiteren durchbesprochen werden.</text:span></text:p>
      <text:p text:style-name="P29"/>
      <text:p text:style-name="P6">Aufbau einer Maschine</text:p>
      <text:p text:style-name="P30"/>
      <text:p text:style-name="P31">Wie im vorigen Absatz dargestellt, unterscheiden sich DRM-Maschinen und ZN-Maschinen aufgrund ihrer Funktion stark voneinander. In diesem Absatz wird versucht, die typische Bauweise beider Maschinen zu untersuchen.</text:p>
      <text:p text:style-name="P31"/>
      <text:p text:style-name="P31">Dazu werden zuerst folgende, allgemeingültige Überlegungen angestellt. Jede Maschine hat zumindest ein paar Grundbausteine, die bei allen Maschinen gleich sind. Dazu zählen:</text:p>
      <text:list xml:id="list1272789149" text:style-name="List_20_1">
        <text:list-item>
          <text:p text:style-name="P32">Netzwerkanschluss</text:p>
        </text:list-item>
        <text:list-item>
          <text:p text:style-name="P32">CPU (Recheneinheit)</text:p>
        </text:list-item>
        <text:list-item>
          <text:p text:style-name="P32"><text:span text:style-name="T46">Arbeitss</text:span>peicher <text:span text:style-name="T46">(Kurzzeitgedächtnis)</text:span></text:p>
        </text:list-item>
        <text:list-item>
          <text:p text:style-name="P33">Festspeicher (Langzeitgedächtnis)</text:p>
        </text:list-item>
      </text:list>
      <text:p text:style-name="P31"/>
      <text:p text:style-name="P34">Dazu kommen noch, je nach Maschine, „Peripherien“.</text:p>
      <text:p text:style-name="P34"/>
      <text:p text:style-name="P35">Bei den ZN-Maschinen sind vor allem diese Grundbausteine <text:span text:style-name="T47">wichtig</text:span>, weshalb diese Bausteine auch „ZENtral-Bausteine“ genannt werden.</text:p>
      <text:p text:style-name="P35"/>
      <text:p text:style-name="P36">Bei den DRM-Maschinen kommen dagegen vor allem die Peripherie-Anschlüsse in den Vordergrund. <text:span text:style-name="T48">Bei den Peripherie-Geräten, das sind Geräte, die durch Eingabe/Ausgabe verbunden sind, kann man vor allem in Signal-Eingabe und -Ausgabe Geräte unterscheiden. </text:span><text:span text:style-name="T49">Diese sind:</text:span></text:p>
      <text:p text:style-name="P37"/>
      <table:table table:name="Tabelle1" table:style-name="Tabelle1">
        <table:table-column table:style-name="Tabelle1.A" table:number-columns-repeated="3"/>
        <table:table-row>
          <table:table-cell table:style-name="Tabelle1.A1" office:value-type="string">
            <text:p text:style-name="P55"/>
          </table:table-cell>
          <table:table-cell table:style-name="Tabelle1.A1" office:value-type="string">
            <text:p text:style-name="P57">Eingabe</text:p>
          </table:table-cell>
          <table:table-cell table:style-name="Tabelle1.A1" office:value-type="string">
            <text:p text:style-name="P57">Ausgabe</text:p>
          </table:table-cell>
        </table:table-row>
        <table:table-row>
          <table:table-cell table:style-name="Tabelle1.A1" office:value-type="string">
            <text:p text:style-name="P57">Visuell</text:p>
          </table:table-cell>
          <table:table-cell table:style-name="Tabelle1.A1" office:value-type="string">
            <text:p text:style-name="P56">Kamera</text:p>
          </table:table-cell>
          <table:table-cell table:style-name="Tabelle1.A1" office:value-type="string">
            <text:p text:style-name="P56">Bildschirm</text:p>
          </table:table-cell>
        </table:table-row>
        <table:table-row>
          <table:table-cell table:style-name="Tabelle1.A1" office:value-type="string">
            <text:p text:style-name="P57">Auditiv</text:p>
          </table:table-cell>
          <table:table-cell table:style-name="Tabelle1.A1" office:value-type="string">
            <text:p text:style-name="P56">Mikrofon</text:p>
          </table:table-cell>
          <table:table-cell table:style-name="Tabelle1.A1" office:value-type="string">
            <text:p text:style-name="P56">Lautsprecher</text:p>
          </table:table-cell>
        </table:table-row>
        <table:table-row>
          <table:table-cell table:style-name="Tabelle1.A1" office:value-type="string">
            <text:p text:style-name="P57">Schrift</text:p>
          </table:table-cell>
          <table:table-cell table:style-name="Tabelle1.A1" office:value-type="string">
            <text:p text:style-name="P56">Tastatur</text:p>
          </table:table-cell>
          <table:table-cell table:style-name="Tabelle1.A1" office:value-type="string">
            <text:p text:style-name="P56">Drucker</text:p>
          </table:table-cell>
        </table:table-row>
        <table:table-row>
          <table:table-cell table:style-name="Tabelle1.A1" office:value-type="string">
            <text:p text:style-name="P57">Physisch</text:p>
          </table:table-cell>
          <table:table-cell table:style-name="Tabelle1.A1" office:value-type="string">
            <text:p text:style-name="P56">Taster</text:p>
          </table:table-cell>
          <table:table-cell table:style-name="Tabelle1.A1" office:value-type="string">
            <text:p text:style-name="P56">Elektromotor</text:p>
          </table:table-cell>
        </table:table-row>
      </table:table>
      <text:p text:style-name="P37"/>
      <text:p text:style-name="P38"/>
      <text:p text:style-name="P39">Programme</text:p>
      <text:p text:style-name="P40"/>
      <text:p text:style-name="P42">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42"/>
      <text:p text:style-name="P42"/>
      <text:p text:style-name="P7">Peripherie</text:p>
      <text:p text:style-name="P41"/>
      <text:p text:style-name="P52">Wie vorhin schon gesagt, kann man die Peripherie-Geräte, <text:span text:style-name="T60">die mit der Umwelt interagieren,</text:span> vor allem in drei/vier Gruppen einteilen:</text:p>
      <text:list xml:id="list71126833790083" text:continue-numbering="true" text:style-name="List_20_1">
        <text:list-item>
          <text:p text:style-name="P53">visuell</text:p>
        </text:list-item>
        <text:list-item>
          <text:p text:style-name="P53">auditiv</text:p>
        </text:list-item>
        <text:list-item>
          <text:p text:style-name="P53">physisch/schrift</text:p>
        </text:list-item>
      </text:list>
      <text:p text:style-name="P52"/>
      <text:p text:style-name="P54">Auffallend dabei ist, dass alle Peripherie-Geräte <text:span text:style-name="T61">mit reellen Zahlen umgehen müssen. Das mag </text:span><text:span text:style-name="T64">wahrscheinlich</text:span><text:span text:style-name="T61"> daran liegen, dass sie mit der </text:span><text:span text:style-name="T62">Realität</text:span><text:span text:style-name="T61"> wechselwirken. Wie der Name schon sagt, </text:span><text:span text:style-name="T63">besteht die Realität aus reellen Zahlen. </text:span><text:span text:style-name="T65">Die auditive Eingabe etwa, bekommt als Sensordaten ein Array von Luftdruckwerten, und diese sind reelle Zahlen. </text:span><text:span text:style-name="T66">Die visuelle Ausgabe erzeugt für jeden Pixel und jeden Farbkanal einen Ausgabewert (Helligkeit), und das ist ein reeller Wert.</text:span></text:p>
      <text:p text:style-name="P54"/>
      <text:p text:style-name="P54"/>
      <text:p text:style-name="P41"/>
      <text:p text:style-name="P44">und das ist das „multimedia-system“.</text:p>
      <text:p text:style-name="P45">Das hat jeweils eigene softwarekonstrukte…</text:p>
      <text:p text:style-name="P45"/>
      <text:p text:style-name="P45">jedenfalls, <text:span text:style-name="T4">reelle zahlen braucht man für dieses multimedia-system, aber z.b. nicht für den HTTP-server-betrieb.</text:span></text:p>
      <text:p text:style-name="P45"/>
      <text:p text:style-name="P46">Darum macht es sinn, geräte einzuteilen, in „front-end“ geräte, die reelle Zahlen verwenden, und „back-end“-geräte, die keine reellen Zahlen direkt verwenden.</text:p>
      <text:p text:style-name="P46">Das wollte ich sagen.</text:p>
      <text:p text:style-name="P46">Daraus ergeben sich zwei geräteklassen:<text:line-break/>„DR“ – frontend</text:p>
      <text:p text:style-name="P46">„WN“ – backend</text:p>
      <text:p text:style-name="P46"/>
      <text:p text:style-name="P47">diese haben auch bestimmte software am laufen:</text:p>
      <text:p text:style-name="P47">DR – windows, UI programme, die mittellang laufen</text:p>
      <text:p text:style-name="P47"><text:soft-page-break/>WN – unix, daemons &amp; funktionen, die sehr lang oder sehr kurz laufen</text:p>
      <text:p text:style-name="P47">…</text:p>
      <text:p text:style-name="P43">genau, und die DR geräte haben jeweils eine bestimmte größe,</text:p>
      <text:p text:style-name="P43">während die WN geräte über viele größenordnungen hinweg schwanken.</text:p>
      <text:p text:style-name="P43"/>
      <text:p text:style-name="P7">E-Mail</text:p>
      <text:p text:style-name="P41"/>
      <text:p text:style-name="P48">Das E-Mail-System ist ein besonderes System in der Informatik, weil es die Aufgabe hat, Zeit und Raum zu über<text:span text:style-name="T56">brücken</text:span>.</text:p>
      <text:p text:style-name="P48"/>
      <text:p text:style-name="P49">Das Netzwerk beschäftigt sich damit, Nachrichten durch den Raum zu transportieren. <text:span text:style-name="T50">Dabei werden Nachrichten praktisch sofort, also ohne Zeitverzögerung, von einem Ort zum anderen gebracht.</text:span></text:p>
      <text:p text:style-name="P49"/>
      <text:p text:style-name="P50">Der Festspeicher beschäftigt sich damit, Nachrichten für längere Zeit an einem Ort zu verwahren. <text:span text:style-name="T51">Also beschäftigt sich der Festspeicher damit, Nachrichten in die Zukunft, also durch </text:span><text:span text:style-name="T52">die Zeit</text:span><text:span text:style-name="T51">, zu </text:span><text:span text:style-name="T54">bringen</text:span><text:span text:style-name="T51">.</text:span></text:p>
      <text:p text:style-name="P50"/>
      <text:p text:style-name="P51">Das E-Mail-System beschäftigt sich mit der Übertragung und Speicherung von Nachrichten. Es geht einerseits darum, dass Nachrichten von einer Maschine zu einer anderen <text:span text:style-name="T53">getragen</text:span> werden können, und es geht auch darum, diese Nachrichten, wenn sie einmal am Ziel angekommen sind, längere Zeit behalten zu können. <text:span text:style-name="T55">Insofern beschäftigt sich das E-Mail-System </text:span><text:span text:style-name="T57">mit dem Transport von Nachrichten durch Zeit und Raum, </text:span><text:span text:style-name="T58">und ist damit ein </text:span><text:span text:style-name="T59">(Beispiel für ein) </text:span><text:span text:style-name="T58">alles überspannendes Syst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7:11:24.972816744</dc:date>
    <meta:editing-duration>PT2H49M48S</meta:editing-duration>
    <meta:editing-cycles>195</meta:editing-cycles>
    <meta:document-statistic meta:table-count="1" meta:image-count="0" meta:object-count="0" meta:page-count="9" meta:paragraph-count="74" meta:word-count="1442" meta:character-count="10223" meta:non-whitespace-character-count="8858"/>
  </office:meta>
</office:document-meta>
</file>